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-UI" svg:font-family="Segoe-UI"/>
  </office:font-face-decls>
  <office:automatic-styles>
    <style:style style:name="P1" style:family="paragraph" style:parent-style-name="Standard" style:list-style-name="L5">
      <style:paragraph-properties fo:text-align="start" style:justify-single-word="false"/>
      <style:text-properties officeooo:paragraph-rsid="000b7d45"/>
    </style:style>
    <style:style style:name="P2" style:family="paragraph" style:parent-style-name="Standard" style:list-style-name="L4">
      <style:paragraph-properties fo:text-align="start" style:justify-single-word="false"/>
      <style:text-properties officeooo:paragraph-rsid="000b7d45"/>
    </style:style>
    <style:style style:name="P3" style:family="paragraph" style:parent-style-name="Standard">
      <style:paragraph-properties fo:text-align="center" style:justify-single-word="false"/>
      <style:text-properties style:font-name="Arial1" fo:font-weight="bold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Arial1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1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1"/>
    </style:style>
    <style:style style:name="P7" style:family="paragraph" style:parent-style-name="Standard">
      <style:paragraph-properties fo:text-align="start" style:justify-single-word="false"/>
      <style:text-properties style:font-name="Arial1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Arial1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Arial1" officeooo:paragraph-rsid="000aadc2"/>
    </style:style>
    <style:style style:name="P10" style:family="paragraph" style:parent-style-name="Standard" style:list-style-name="L3">
      <style:paragraph-properties fo:text-align="start" style:justify-single-word="false"/>
      <style:text-properties style:font-name="Arial1"/>
    </style:style>
    <style:style style:name="P11" style:family="paragraph" style:parent-style-name="Standard">
      <style:paragraph-properties fo:text-align="start" style:justify-single-word="false"/>
      <style:text-properties style:font-name="Arial1" fo:font-weight="normal" officeooo:paragraph-rsid="000b7d45"/>
    </style:style>
    <style:style style:name="P12" style:family="paragraph" style:parent-style-name="Standard" style:list-style-name="L4">
      <style:paragraph-properties fo:text-align="start" style:justify-single-word="false"/>
      <style:text-properties style:font-name="Arial1" fo:font-weight="normal" officeooo:paragraph-rsid="000b7d45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Arial1" fo:font-size="12pt" fo:font-weight="normal" style:font-size-asian="12pt" style:font-size-complex="12pt"/>
    </style:style>
    <style:style style:name="P14" style:family="paragraph" style:parent-style-name="Text_20_body" style:list-style-name="L4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2pt" fo:letter-spacing="normal" fo:font-style="normal" fo:font-weight="normal" style:font-size-asian="12pt" style:font-size-complex="12pt"/>
    </style:style>
    <style:style style:name="T1" style:family="text">
      <style:text-properties officeooo:rsid="000aadc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7825" style:font-weight-asian="bold" style:font-weight-complex="bold"/>
    </style:style>
    <style:style style:name="T4" style:family="text">
      <style:text-properties fo:background-color="#f8e9e6" loext:char-shading-value="0"/>
    </style:style>
    <style:style style:name="T5" style:family="text">
      <style:text-properties fo:color="#d55a43" loext:opacity="100%" fo:background-color="#f8e9e6" loext:char-shading-value="0"/>
    </style:style>
    <style:style style:name="T6" style:family="text">
      <style:text-properties fo:font-variant="normal" fo:text-transform="none" fo:color="#64676e" loext:opacity="100%" style:font-name="Segoe-UI" fo:font-size="12.75pt" fo:letter-spacing="normal" fo:font-style="normal" style:font-weight-asian="normal" style:font-weight-complex="normal"/>
    </style:style>
    <style:style style:name="T7" style:family="text">
      <style:text-properties fo:font-variant="normal" fo:text-transform="none" style:font-name="Segoe-UI" fo:font-size="12.75pt" fo:letter-spacing="normal" fo:font-style="normal" style:font-weight-asian="normal" style:font-weight-complex="normal"/>
    </style:style>
    <style:style style:name="T8" style:family="text">
      <style:text-properties fo:font-variant="normal" fo:text-transform="none" fo:font-size="12.75pt" fo:letter-spacing="normal" fo:font-style="normal" style:font-weight-asian="normal" style:font-weight-complex="normal"/>
    </style:style>
    <style:style style:name="T9" style:family="text">
      <style:text-properties fo:font-variant="normal" fo:text-transform="none" fo:letter-spacing="normal" fo:font-style="normal" style:font-weight-asian="normal" style:font-weight-complex="normal"/>
    </style:style>
    <style:style style:name="T10" style:family="text">
      <style:text-properties fo:font-variant="normal" fo:text-transform="none" fo:color="#000000" loext:opacity="100%" style:font-name="Arial1" fo:font-size="12pt" fo:letter-spacing="normal" fo:font-style="normal" fo:font-weight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loext:opacity="100%" style:font-name="Arial1" fo:font-size="12pt" fo:letter-spacing="normal" fo:font-style="normal" fo:font-weight="normal" officeooo:rsid="000d7825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loext:opacity="100%" style:font-name="Arial1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000000" loext:opacity="100%" style:font-name="Arial1" fo:font-size="12pt" fo:letter-spacing="normal" fo:font-style="normal" fo:font-weight="normal" officeooo:rsid="000d7825" style:font-size-asian="12pt" style:font-size-complex="12pt"/>
    </style:style>
    <style:style style:name="T14" style:family="text">
      <style:text-properties style:font-weight-asian="normal" style:font-weight-complex="normal"/>
    </style:style>
    <style:style style:name="T15" style:family="text">
      <style:text-properties officeooo:rsid="000d7825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AHIER DES CHARGES <text:span text:style-name="T1">PROJET PARAPLUIE </text:span>:</text:p>
      <text:p text:style-name="P5"/>
      <text:list xml:id="list1872365216" text:style-name="L1">
        <text:list-header>
          <text:p text:style-name="P4">1. Présentation d’ensemble du projet :</text:p>
          <text:p text:style-name="P6"/>
        </text:list-header>
        <text:list-item>
          <text:p text:style-name="P6">L’entreprise Maison Piganiol a était fonder en 1988, l’entreprise est spécialisé dans la vente</text:p>
          <text:p text:style-name="P6">de Parapluie en tout genre et en ombrelle.</text:p>
          <text:p text:style-name="P6"/>
        </text:list-item>
        <text:list-item>
          <text:p text:style-name="P6">Elle emploie actuellement 45 salarié, son chiffre d’affaire est d’environ 4millions d’euros</text:p>
          <text:p text:style-name="P6">en 2015</text:p>
          <text:p text:style-name="P6"/>
        </text:list-item>
        <text:list-item>
          <text:p text:style-name="P6">Sa mission est de créer des parapluie de qualité tout en gardant ce savoir faire qui se</text:p>
          <text:p text:style-name="P6">transmet de génération en génération avec cette touche natale d’Aurillac.</text:p>
          <text:p text:style-name="P6"/>
        </text:list-item>
        <text:list-item>
          <text:p text:style-name="P6">Le projet web vise à une refonte des pages concernant uniquement les parapluies et non les</text:p>
          <text:p text:style-name="P6">ombrelles car nous sommes en période d’hiver</text:p>
          <text:p text:style-name="P6"/>
        </text:list-item>
        <text:list-item>
          <text:p text:style-name="P6">Le site compte en moyenne 2.5k visiteur par mois.</text:p>
          <text:p text:style-name="P6"/>
        </text:list-item>
        <text:list-item>
          <text:p text:style-name="P6">Nous avons environs 5 pages à récupérer.</text:p>
          <text:p text:style-name="P6"/>
        </text:list-item>
        <text:list-item>
          <text:p text:style-name="P6"><text:s/>Le projet vise à fournir un site E-commercer destiné à la vente de leur articles</text:p>
          <text:p text:style-name="P6"><text:s/>Nous visons avec ce site la clientèle de l’entreprise t les personnes qui sont susceptibles</text:p>
          <text:p text:style-name="P6">d’acheter un parapluie.</text:p>
          <text:p text:style-name="P6"/>
        </text:list-item>
        <text:list-item>
          <text:p text:style-name="P6"><text:s/>Le site attire à 99 % des clients français donc nous pouvons laisser le français en langue</text:p>
          <text:p text:style-name="P6">principale et mettre en seconde langue l’anglais.</text:p>
          <text:p text:style-name="P6"/>
        </text:list-item>
        <text:list-item>
          <text:p text:style-name="P6"><text:s/>Avec cette refonte nous cherchons avant tout à apporter un nouveau coup de peinture qui</text:p>
          <text:p text:style-name="P6">pourrais par la suite augmenter le nombre de visiteur sur le site est donc avoir</text:p>
          <text:p text:style-name="P6">probablement plus d’achats.</text:p>
          <text:p text:style-name="P6"/>
        </text:list-item>
        <text:list-item>
          <text:p text:style-name="P6"><text:s/>Oui il y’ a une version précédente du site nous reprenons donc leur logos, éléments</text:p>
          <text:p text:style-name="P6">graphique si possible ainsi que leur textes.</text:p>
          <text:p text:style-name="P6"/>
        </text:list-item>
        <text:list-item>
          <text:p text:style-name="P6">Pour s’occuper du projet notre équipe est constitué de deux personnes Hamidou Toure et Ismael Nebbache les deux codeur se chargeront eux même de la répartition des taches pour</text:p>
          <text:p text:style-name="P6">pouvoir finir le projet attend.</text:p>
        </text:list-item>
      </text:list>
      <text:p text:style-name="P7"/>
      <text:p text:style-name="P7"><text:s text:c="11"/><text:span text:style-name="T2">2. Description graphique :</text:span></text:p>
      <text:list xml:id="list3998441003" text:style-name="L2">
        <text:list-header>
          <text:p text:style-name="P8"/>
        </text:list-header>
        <text:list-item>
          <text:p text:style-name="P8">Notre site sera en noir et blanc ( le fond en blanc et la police en noir ) sauf la barre d'annonce et le pied de page qui seront en font noir et la police en couleur blanc.</text:p>
        </text:list-item>
        <text:list-item>
          <text:p text:style-name="P9"><text:soft-page-break/>on utilisera des polices simples tel que Arial, comme sur le site : https://www.piganiol.fr/ . </text:p>
          <text:p text:style-name="P9"/>
        </text:list-item>
        <text:list-item>
          <text:p text:style-name="P9"><text:span text:style-name="T1">C</text:span>omme exigence pour notre site on veut vraiment garder le savoir faire de la maison piganiol qui provient</text:p>
          <text:p text:style-name="P8">de la ville d'aurillac</text:p>
        </text:list-item>
      </text:list>
      <text:p text:style-name="P7"/>
      <text:p text:style-name="P7"><text:s text:c="11"/><text:span text:style-name="T2">3. Description fonctionnelle</text:span></text:p>
      <text:p text:style-name="P7"/>
      <text:list xml:id="list3229625517" text:style-name="L3">
        <text:list-item>
          <text:p text:style-name="P10">Le site sera composé d’une page d’accueille et des pages concernant les parapluie homme, femme et enfant avec un lien le reliant au site de la maison piganiol.</text:p>
          <text:p text:style-name="P10"/>
        </text:list-item>
        <text:list-item>
          <text:p text:style-name="P10"><text:s/>Oui notre site comprend une boutique en ligne la livraison se fait par mondialRelay ou colissimo. Le payement se fait par Carte bancaire ou encore Paypal, il doit avoir un m<text:span text:style-name="T1">ot de passe</text:span> pour sécuriser l’accès au données personnelles du clients.</text:p>
          <text:p text:style-name="P10"/>
        </text:list-item>
        <text:list-item>
          <text:p text:style-name="P10">Les langages utilisées sont le JavaScript, HTML et CSS</text:p>
        </text:list-item>
      </text:list>
      <text:p text:style-name="P7"/>
      <text:p text:style-name="P7"/>
      <text:p text:style-name="P7"><text:s/></text:p>
      <text:p text:style-name="P11"><text:span text:style-name="T2">4. </text:span><text:span text:style-name="T3">Prestations attendues et modalités de sélection des prestataires :</text:span></text:p>
      <text:list xml:id="list416988066" text:style-name="L4">
        <text:list-header>
          <text:p text:style-name="P12"><text:span text:style-name="T3"/></text:p>
        </text:list-header>
        <text:list-item>
          <text:p text:style-name="P2"><text:bookmark text:name="p0"/><text:span text:style-name="T10">Pour la réalisation de notre site, Ismaël s’occupera de la partie développement, migration de la base</text:span><text:bookmark text:name="14"/><text:span text:style-name="T10"> de</text:span><text:bookmark text:name="p28"/><text:span text:style-name="T10"> </text:span><text:span text:style-name="T11">d</text:span><text:span text:style-name="T12">onnée plus tard et Hamidou la partie design et l'achat du nom de domaine sur OVH ainsi que </text:span><text:span text:style-name="T13">l</text:span><text:span text:style-name="T12">'hébergement.</text:span></text:p>
        </text:list-item>
      </text:list>
      <text:list xml:id="list1005476004" text:style-name="L5">
        <text:list-header>
          <text:p text:style-name="P1"><text:span text:style-name="T12"/></text:p>
        </text:list-header>
      </text:list>
      <text:list xml:id="list204043118196987" text:continue-list="list416988066" text:style-name="L4">
        <text:list-item>
          <text:p text:style-name="P14"><text:bookmark text:name="p3"/>Après avoir planifié nos taches sur<text:bookmark text:name="19"/> <text:span text:style-name="T4">trello</text:span>, notre site sera terminer pour le 1<text:span text:style-name="T15">3</text:span>/12/2023 et il sera livré <text:span text:style-name="T15">l</text:span>e 1<text:span text:style-name="T15">8</text:span>/12/2023.</text:p>
          <text:p text:style-name="P14"/>
        </text:list-item>
        <text:list-item>
          <text:p text:style-name="P14"><text:bookmark text:name="p6"/>Pour le suivi du projet, un point serra fait tous les deux jours sur les avancées de projet, par téléphone <text:span text:style-name="T15">e</text:span>t physiquement le mardi.</text:p>
        </text:list-item>
      </text:list>
      <text:p text:style-name="P13"><text:span text:style-name="T1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-UI" svg:font-family="Segoe-UI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4T20:15:04.090000000</meta:creation-date>
    <dc:date>2023-11-14T20:40:41.677000000</dc:date>
    <meta:editing-duration>PT5M17S</meta:editing-duration>
    <meta:editing-cycles>1</meta:editing-cycles>
    <meta:document-statistic meta:table-count="0" meta:image-count="0" meta:object-count="0" meta:page-count="2" meta:paragraph-count="55" meta:word-count="560" meta:character-count="3066" meta:non-whitespace-character-count="2563"/>
    <meta:generator>LibreOffice/7.2.4.1$Windows_X86_64 LibreOffice_project/27d75539669ac387bb498e35313b970b7fe9c4f9</meta:generator>
  </office:meta>
</office:document-meta>
</file>